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Nimbus Mono PS" svg:font-family="'Nimbus Mono PS'" style:font-pitch="fixed"/>
    <style:font-face style:name="Roboto Mono" svg:font-family="'Roboto Mono'" style:font-pitch="fixed"/>
    <style:font-face style:name="Source Code Pro" svg:font-family="'Source Code Pro'" style:font-pitch="fixed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Noto Sans Mono" svg:font-family="'Noto Sans Mono'" style:font-family-generic="swiss" style:font-pitch="fixed"/>
    <style:font-face style:name="C059" svg:font-family="C059" style:font-pitch="variable"/>
    <style:font-face style:name="Nimbus Roman" svg:font-family="'Nimbus Roman'" style:font-pitch="variable"/>
    <style:font-face style:name="P052" svg:font-family="P052" style:font-pitch="variable"/>
    <style:font-face style:name="Roboto Condensed" svg:font-family="'Roboto Condensed'" style:font-pitch="variable"/>
    <style:font-face style:name="URW Bookman" svg:font-family="'URW Bookman'" style:font-pitch="variable"/>
    <style:font-face style:name="Z003" svg:font-family="Z003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oto Serif Display" svg:font-family="'Noto Serif Display'" style:font-family-generic="roman" style:font-pitch="variable"/>
    <style:font-face style:name="Noto Serif Thin" svg:font-family="'Noto Serif Thi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Open Sans Condensed" svg:font-family="'Open Sans Condensed'" style:font-family-generic="swiss" style:font-pitch="variable"/>
  </office:font-face-decls>
  <office:automatic-styles>
    <style:style style:name="P1" style:family="paragraph" style:parent-style-name="Normal">
      <style:paragraph-properties fo:line-height="100%"/>
    </style:style>
    <style:style style:name="P2" style:family="paragraph" style:parent-style-name="Normal">
      <style:paragraph-properties fo:line-height="100%"/>
      <style:text-properties style:font-name="C059" fo:font-size="10pt" style:font-size-asian="10pt" style:font-size-complex="10pt"/>
    </style:style>
    <style:style style:name="P3" style:family="paragraph" style:parent-style-name="Normal">
      <style:paragraph-properties fo:line-height="100%"/>
      <style:text-properties style:font-name="C059"/>
    </style:style>
    <style:style style:name="P4" style:family="paragraph" style:parent-style-name="Normal">
      <style:paragraph-properties fo:margin-top="0.1665in" fo:margin-bottom="0.111in" loext:contextual-spacing="false" fo:line-height="100%" fo:text-align="justify" style:justify-single-word="false"/>
    </style:style>
    <style:style style:name="P5" style:family="paragraph" style:parent-style-name="Normal">
      <style:paragraph-properties fo:margin-top="0in" fo:margin-bottom="0in" loext:contextual-spacing="false" fo:line-height="100%" fo:text-align="justify" style:justify-single-word="false"/>
    </style:style>
    <style:style style:name="P6" style:family="paragraph" style:parent-style-name="Normal">
      <style:paragraph-properties fo:margin-top="0in" fo:margin-bottom="0.0319in" loext:contextual-spacing="false" fo:line-height="100%" fo:text-align="justify" style:justify-single-word="false"/>
      <style:text-properties style:font-name="C059" fo:font-size="10pt" fo:font-style="italic" style:font-size-asian="10pt" style:font-style-asian="italic" style:font-size-complex="10pt" style:font-style-complex="italic"/>
    </style:style>
    <style:style style:name="P7" style:family="paragraph" style:parent-style-name="Normal">
      <style:paragraph-properties fo:margin-top="0.0083in" fo:margin-bottom="0in" loext:contextual-spacing="false" fo:line-height="100%"/>
      <style:text-properties style:font-name="C059" fo:font-size="14pt" fo:font-weight="bold" style:font-size-asian="14pt" style:font-weight-asian="bold" style:font-size-complex="14pt" style:font-weight-complex="bold"/>
    </style:style>
    <style:style style:name="P8" style:family="paragraph" style:parent-style-name="List_20_Paragraph" style:list-style-name="L1">
      <style:paragraph-properties fo:line-height="100%" fo:text-align="justify" style:justify-single-word="false"/>
      <style:text-properties style:font-name="C059"/>
    </style:style>
    <style:style style:name="P9" style:family="paragraph" style:parent-style-name="List_20_Paragraph" style:list-style-name="L2">
      <style:paragraph-properties fo:text-align="justify" style:justify-single-word="false"/>
      <style:text-properties style:font-name="C059"/>
    </style:style>
    <style:style style:name="P10" style:family="paragraph" style:parent-style-name="List_20_Paragraph" style:list-style-name="L2">
      <style:paragraph-properties fo:text-align="justify" style:justify-single-word="false"/>
    </style:style>
    <style:style style:name="P11" style:family="paragraph" style:parent-style-name="Normal" style:master-page-name="MP0">
      <style:paragraph-properties fo:line-height="100%" style:page-number="auto" fo:break-before="page"/>
      <style:text-properties style:font-name="C059" fo:font-size="18pt" fo:font-weight="bold" style:font-size-asian="18pt" style:font-weight-asian="bold" style:font-size-complex="18pt" style:font-weight-complex="bold"/>
    </style:style>
    <style:style style:name="P12" style:family="paragraph" style:parent-style-name="Normal">
      <style:paragraph-properties fo:margin-top="0.0083in" fo:margin-bottom="0in" loext:contextual-spacing="false" fo:line-height="100%"/>
      <style:text-properties style:font-name="C059" fo:font-size="14pt" fo:font-weight="bold" officeooo:paragraph-rsid="0008fef0" style:font-size-asian="14pt" style:font-weight-asian="bold" style:font-size-complex="14pt" style:font-weight-complex="bold"/>
    </style:style>
    <style:style style:name="P13" style:family="paragraph" style:parent-style-name="Normal">
      <style:paragraph-properties fo:margin-top="0.0083in" fo:margin-bottom="0in" loext:contextual-spacing="false" fo:line-height="100%"/>
      <style:text-properties style:font-name="C059" fo:font-size="14pt" fo:font-weight="bold" officeooo:rsid="000ca5d7" officeooo:paragraph-rsid="000ca5d7" style:font-size-asian="14pt" style:font-weight-asian="bold" style:font-size-complex="14pt" style:font-weight-complex="bold"/>
    </style:style>
    <style:style style:name="P14" style:family="paragraph" style:parent-style-name="Normal">
      <style:paragraph-properties fo:margin-top="0.0083in" fo:margin-bottom="0in" loext:contextual-spacing="false" fo:line-height="100%"/>
      <style:text-properties style:font-name="C059" fo:font-size="10pt" fo:font-weight="normal" officeooo:rsid="000a3903" officeooo:paragraph-rsid="000a3903" style:font-size-asian="8.75pt" style:font-weight-asian="normal" style:font-size-complex="10pt" style:font-weight-complex="normal"/>
    </style:style>
    <style:style style:name="P15" style:family="paragraph" style:parent-style-name="Normal">
      <style:paragraph-properties fo:margin-top="0.0083in" fo:margin-bottom="0in" loext:contextual-spacing="false" fo:line-height="100%"/>
      <style:text-properties style:font-name="C059" fo:font-size="10pt" fo:font-weight="normal" officeooo:rsid="000b242e" officeooo:paragraph-rsid="000b242e" style:font-size-asian="8.75pt" style:font-weight-asian="normal" style:font-size-complex="10pt" style:font-weight-complex="normal"/>
    </style:style>
    <style:style style:name="P16" style:family="paragraph" style:parent-style-name="Normal">
      <style:paragraph-properties fo:margin-top="0.0083in" fo:margin-bottom="0in" loext:contextual-spacing="false" fo:line-height="100%"/>
      <style:text-properties style:font-name="C059" fo:font-size="10pt" fo:font-weight="normal" officeooo:rsid="000ca5d7" officeooo:paragraph-rsid="000ca5d7" style:font-size-asian="8.75pt" style:font-weight-asian="normal" style:font-size-complex="10pt" style:font-weight-complex="normal"/>
    </style:style>
    <style:style style:name="P17" style:family="paragraph" style:parent-style-name="Normal">
      <style:paragraph-properties fo:margin-top="0.0083in" fo:margin-bottom="0in" loext:contextual-spacing="false" fo:line-height="100%"/>
      <style:text-properties officeooo:paragraph-rsid="000ca5d7"/>
    </style:style>
    <style:style style:name="P18" style:family="paragraph" style:parent-style-name="Normal">
      <style:paragraph-properties fo:line-height="100%"/>
    </style:style>
    <style:style style:name="P19" style:family="paragraph" style:parent-style-name="Normal">
      <style:paragraph-properties fo:line-height="100%"/>
      <style:text-properties officeooo:paragraph-rsid="000a3903"/>
    </style:style>
    <style:style style:name="P20" style:family="paragraph" style:parent-style-name="Normal">
      <style:paragraph-properties fo:line-height="100%"/>
      <style:text-properties style:font-name="C059" fo:font-size="10pt" style:text-underline-style="none" fo:font-weight="normal" officeooo:rsid="000a3903" officeooo:paragraph-rsid="000a3903" style:font-size-asian="10pt" style:font-weight-asian="normal" style:font-size-complex="10pt" style:font-weight-complex="normal"/>
    </style:style>
    <style:style style:name="T1" style:family="text">
      <style:text-properties officeooo:rsid="00069fc2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0dc411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059"/>
    </style:style>
    <style:style style:name="T6" style:family="text">
      <style:text-properties style:font-name="C059" fo:font-size="12pt" style:font-size-asian="12pt" style:font-size-complex="12pt"/>
    </style:style>
    <style:style style:name="T7" style:family="text">
      <style:text-properties style:font-name="C059" fo:font-size="12pt" officeooo:rsid="00088df6" style:font-size-asian="12pt" style:font-size-complex="12pt"/>
    </style:style>
    <style:style style:name="T8" style:family="text">
      <style:text-properties style:font-name="C059" fo:font-size="10pt" style:font-size-asian="10pt" style:font-size-complex="10pt"/>
    </style:style>
    <style:style style:name="T9" style:family="text">
      <style:text-properties style:font-name="C059" fo:font-size="10pt" officeooo:rsid="00088df6" style:font-size-asian="10pt" style:font-size-complex="10pt"/>
    </style:style>
    <style:style style:name="T10" style:family="text">
      <style:text-properties style:font-name="C059" fo:font-size="10pt" fo:font-style="italic" style:font-size-asian="10pt" style:font-style-asian="italic" style:font-size-complex="10pt" style:font-style-complex="italic"/>
    </style:style>
    <style:style style:name="T11" style:family="text">
      <style:text-properties style:font-name="C059" fo:font-size="10pt" style:text-underline-style="solid" style:text-underline-width="auto" style:text-underline-color="font-color" fo:font-weight="bold" officeooo:rsid="0008fef0" style:font-size-asian="10pt" style:font-weight-asian="bold" style:font-size-complex="10pt" style:font-weight-complex="bold"/>
    </style:style>
    <style:style style:name="T12" style:family="text">
      <style:text-properties style:font-name="C059" fo:font-size="10pt" style:text-underline-style="none" fo:font-weight="normal" officeooo:rsid="0008fef0" style:font-size-asian="10pt" style:font-weight-asian="normal" style:font-size-complex="10pt" style:font-weight-complex="normal"/>
    </style:style>
    <style:style style:name="T13" style:family="text">
      <style:text-properties style:font-name="C059" fo:font-size="10pt" style:text-underline-style="none" fo:font-weight="normal" officeooo:rsid="000a3903" style:font-size-asian="10pt" style:font-weight-asian="normal" style:font-size-complex="10pt" style:font-weight-complex="normal"/>
    </style:style>
    <style:style style:name="T14" style:family="text">
      <style:text-properties style:font-name="C059" fo:font-size="10pt" style:text-underline-style="none" fo:font-weight="normal" officeooo:rsid="000dc411" style:font-size-asian="10pt" style:font-weight-asian="normal" style:font-size-complex="10pt" style:font-weight-complex="normal"/>
    </style:style>
    <style:style style:name="T15" style:family="text">
      <style:text-properties style:font-name="C059" fo:font-size="10pt" fo:font-weight="normal" officeooo:rsid="000dc411" style:font-size-asian="10pt" style:font-weight-asian="normal" style:font-size-complex="10pt" style:font-weight-complex="normal"/>
    </style:style>
    <style:style style:name="T16" style:family="text">
      <style:text-properties style:font-name="C059" fo:font-size="10pt" fo:font-weight="normal" officeooo:rsid="000ca5d7" style:font-size-asian="8.75pt" style:font-weight-asian="normal" style:font-size-complex="10pt" style:font-weight-complex="normal"/>
    </style:style>
    <style:style style:name="T17" style:family="text">
      <style:text-properties style:font-name="C059" fo:font-size="10pt" fo:font-weight="normal" officeooo:rsid="000dc411" style:font-size-asian="8.75pt" style:font-weight-asian="normal" style:font-size-complex="10pt" style:font-weight-complex="normal"/>
    </style:style>
    <style:style style:name="T18" style:family="text">
      <style:text-properties style:font-name="C059"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0dc411"/>
    </style:style>
    <style:style style:name="T21" style:family="text">
      <style:text-properties style:font-name="C059" fo:font-size="10pt" fo:font-weight="normal" officeooo:rsid="000dc411" style:font-size-asian="10pt" style:font-weight-asian="normal" style:font-size-complex="10pt" style:font-weight-complex="normal"/>
    </style:style>
    <style:style style:name="T22" style:family="text">
      <style:text-properties style:font-name="C059" fo:font-size="10pt" style:font-size-asian="10pt" style:font-size-complex="10pt"/>
    </style:style>
    <style:style style:name="T23" style:family="text">
      <style:text-properties style:font-name="C059" fo:font-size="10pt" officeooo:rsid="000dc411" style:font-size-asian="10pt" style:font-size-complex="10pt"/>
    </style:style>
    <style:style style:name="T24" style:family="text">
      <style:text-properties style:font-name="C059" fo:font-size="10pt" officeooo:rsid="000ec9c1" style:font-size-asian="10pt" style:font-size-complex="10pt"/>
    </style:style>
    <style:style style:name="T25" style:family="text">
      <style:text-properties style:font-name="C059" fo:font-size="10pt" fo:font-weight="bold" officeooo:rsid="000dc411" style:font-size-asian="10pt" style:font-weight-asian="bold" style:font-size-complex="10pt" style:font-weight-complex="bold"/>
    </style:style>
    <style:style style:name="T26" style:family="text">
      <style:text-properties style:font-name="C059" fo:font-size="10pt" style:text-underline-style="solid" style:text-underline-width="auto" style:text-underline-color="font-color" fo:font-weight="bold" officeooo:rsid="000dc411" style:font-size-asian="10pt" style:font-weight-asian="bold" style:font-size-complex="10pt" style:font-weight-complex="bold"/>
    </style:style>
    <style:style style:name="T27" style:family="text">
      <style:text-properties style:font-name="C059" fo:font-size="10pt" style:text-underline-style="solid" style:text-underline-width="auto" style:text-underline-color="font-color" fo:font-weight="normal" officeooo:rsid="000dc411" style:font-size-asian="10pt" style:font-weight-asian="normal" style:font-size-complex="10pt" style:font-weight-complex="normal"/>
    </style:style>
    <style:style style:name="T28" style:family="text">
      <style:text-properties style:font-name="C059" fo:font-size="10pt" style:text-underline-style="none" fo:font-weight="normal" officeooo:rsid="000dc411" style:font-size-asian="10pt" style:font-weight-asian="normal" style:font-size-complex="10pt" style:font-weight-complex="normal"/>
    </style:style>
    <style:style style:name="Sect1" style:family="section">
      <style:section-properties text:dont-balance-text-columns="false" style:editable="false">
        <style:columns fo:column-count="4" fo:column-gap="0.2in">
          <style:column style:rel-width="2268*" fo:start-indent="0in" fo:end-indent="0.1in"/>
          <style:column style:rel-width="2412*" fo:start-indent="0.1in" fo:end-indent="0.1in"/>
          <style:column style:rel-width="2412*" fo:start-indent="0.1in" fo:end-indent="0.1in"/>
          <style:column style:rel-width="2268*" fo:start-indent="0.1in" fo:end-indent="0in"/>
        </style:columns>
      </style:section-properties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kyler MacDougall</text:p>
      <text:p text:style-name="P1"><text:span text:style-name="Default_20_Paragraph_20_Font"><text:span text:style-name="T6">1(607)738-5933|</text:span></text:span><text:a xlink:type="simple" xlink:href="mailto:skylerfox572@gmail.com" office:target-frame-name="_top" xlink:show="replace" text:style-name="Internet_20_link" text:visited-style-name="Visited_20_Internet_20_Link"><text:span text:style-name="Hyperlink"><text:span text:style-name="T7">rmm3470</text:span></text:span></text:a><text:a xlink:type="simple" xlink:href="mailto:skylerfox572@gmail.com" office:target-frame-name="_top" xlink:show="replace" text:style-name="Internet_20_link" text:visited-style-name="Visited_20_Internet_20_Link"><text:span text:style-name="Hyperlink"><text:span text:style-name="T6">@g.</text:span></text:span></text:a><text:a xlink:type="simple" xlink:href="mailto:skylerfox572@gmail.com" office:target-frame-name="_top" xlink:show="replace" text:style-name="Internet_20_link" text:visited-style-name="Visited_20_Internet_20_Link"><text:span text:style-name="Hyperlink"><text:span text:style-name="T7">rit</text:span></text:span></text:a><text:a xlink:type="simple" xlink:href="mailto:skylerfox572@gmail.com" office:target-frame-name="_top" xlink:show="replace" text:style-name="Internet_20_link" text:visited-style-name="Visited_20_Internet_20_Link"><text:span text:style-name="Hyperlink"><text:span text:style-name="T6">.</text:span></text:span></text:a><text:a xlink:type="simple" xlink:href="mailto:skylerfox572@gmail.com" office:target-frame-name="_top" xlink:show="replace" text:style-name="Internet_20_link" text:visited-style-name="Visited_20_Internet_20_Link"><text:span text:style-name="Hyperlink"><text:span text:style-name="T7">edu</text:span></text:span></text:a></text:p>
      <text:p text:style-name="P2">Electrical Engineering Technology major at Rochester Institute of Technology. Experienced as a laboratory technician at MACOM. Achieved the rank of Eagle Scout in the Boy Scouts. </text:p>
      <text:p text:style-name="P7">Education</text:p>
      <text:p text:style-name="P3">Rochester Institute of Technology, Henrietta, N<text:span text:style-name="T1">Y</text:span> <text:s text:c="2"/>Expected Graduation: May 2023</text:p>
      <text:p text:style-name="P1"><text:span text:style-name="Default_20_Paragraph_20_Font"><text:span text:style-name="T5"><text:s text:c="4"/></text:span></text:span><text:span text:style-name="Default_20_Paragraph_20_Font"><text:span text:style-name="T8">Major: Electrical Engineering Technology, Bachelor of Science </text:span></text:span><text:span text:style-name="Default_20_Paragraph_20_Font"><text:span text:style-name="T9">|</text:span></text:span><text:span text:style-name="Default_20_Paragraph_20_Font"><text:span text:style-name="T8"> </text:span></text:span><text:span text:style-name="Default_20_Paragraph_20_Font"><text:span text:style-name="T9">GPA 3.48/4.0</text:span></text:span></text:p>
      <text:p text:style-name="P1"><text:span text:style-name="Default_20_Paragraph_20_Font"><text:span text:style-name="T9"><text:s text:c="4"/>Deans List: Fall 2018, Spring 2019</text:span></text:span></text:p>
      <text:p text:style-name="P19"><text:span text:style-name="Default_20_Paragraph_20_Font"><text:span text:style-name="T9"><text:s text:c="4"/></text:span></text:span><text:span text:style-name="Default_20_Paragraph_20_Font"><text:span text:style-name="T11">Related Courses:</text:span></text:span><text:span text:style-name="Default_20_Paragraph_20_Font"><text:span text:style-name="T12"> </text:span></text:span><text:span text:style-name="Default_20_Paragraph_20_Font"><text:span text:style-name="T14">(all courses included a lab component)</text:span></text:span></text:p>
      <text:section text:style-name="Sect1" text:name="Section1">
        <text:p text:style-name="P20"><text:span text:style-name="Default_20_Paragraph_20_Font">Digital System Design </text:span><text:span text:style-name="Default_20_Paragraph_20_Font"><text:span text:style-name="T20">(VHDL)</text:span></text:span></text:p>
        <text:p text:style-name="P19"><text:span text:style-name="Default_20_Paragraph_20_Font"><text:span text:style-name="T13">Electronics I/II</text:span></text:span></text:p>
        <text:p text:style-name="P19"><text:span text:style-name="Default_20_Paragraph_20_Font"><text:span text:style-name="T13">AC and DC Circuits</text:span></text:span></text:p>
        <text:p text:style-name="P14">Electrical Machines and Transformers</text:p>
        <text:p text:style-name="P15">Systems, Signals, and Transforms</text:p>
        <text:p text:style-name="P16">Microcontroller Systems</text:p>
        <text:p text:style-name="P16">Communications Electronics</text:p>
        <text:p text:style-name="P16">Computational Problem Solving</text:p>
      </text:section>
      <text:p text:style-name="P13">Skills</text:p>
      <text:p text:style-name="P17"><text:tab/><text:span text:style-name="T26">Software:</text:span><text:span text:style-name="T14"> </text:span><text:span text:style-name="T8">C++, VHDL, BASH/ZSH, UNIX/LINUX, </text:span><text:span text:style-name="T23">MS Office, Altera Quartus, MATLAB, QUCS/Pspice/NGSpice, LaTeX, Markdown (GitHub version), Git, </text:span><text:span text:style-name="T24">GIMP</text:span></text:p>
      <text:p text:style-name="P17"><text:span text:style-name="T23"><text:tab/></text:span><text:span text:style-name="T26">Equipment:</text:span><text:span text:style-name="T14"> oscilloscope, soldering, digital multi-meter, programmable development board, signal/function generator, scanning laser microscope, scanning electron microscope</text:span></text:p>
      <text:p text:style-name="P12">Experience</text:p>
      <text:p text:style-name="P4"><text:span text:style-name="Default_20_Paragraph_20_Font"><text:span text:style-name="T18">MACOM Technology Solutions</text:span></text:span><text:span text:style-name="Default_20_Paragraph_20_Font"><text:span text:style-name="T5"> </text:span></text:span><text:span text:style-name="Default_20_Paragraph_20_Font"><text:span text:style-name="T8">(June 2017 – August 2017, December 2017 – January 2018, May 2018 – August 2018)</text:span></text:span></text:p>
      <text:p text:style-name="P6"><text:s text:c="4"/>Laboratory Technician</text:p>
      <text:list xml:id="list3151916" text:style-name="L1">
        <text:list-item>
          <text:p text:style-name="P8">Operated scanning laser microscope measurement system to assess failures to improve yield</text:p>
        </text:list-item>
        <text:list-item>
          <text:p text:style-name="P8">Analyzed and compiled acquired data for further observation</text:p>
        </text:list-item>
        <text:list-item>
          <text:p text:style-name="P8">Assisted in writing a standard operating procedure for the scanning laser microscope</text:p>
        </text:list-item>
      </text:list>
      <text:p text:style-name="P4"><text:span text:style-name="Default_20_Paragraph_20_Font"><text:span text:style-name="T18">Five Rivers Council </text:span></text:span><text:span text:style-name="Default_20_Paragraph_20_Font"><text:span text:style-name="T5">(Summers June 2014 – August 2016)</text:span></text:span></text:p>
      <text:p text:style-name="P5"><text:span text:style-name="Default_20_Paragraph_20_Font"><text:span text:style-name="T8"><text:s text:c="4"/></text:span></text:span><text:span text:style-name="Default_20_Paragraph_20_Font"><text:span text:style-name="T10">Counselor in Training, Clerk, Kitchen Aide</text:span></text:span></text:p>
      <text:list xml:id="list1115224842" text:style-name="L2">
        <text:list-item>
          <text:p text:style-name="P9">Provided support for camp counselors, guests, and visitors</text:p>
        </text:list-item>
        <text:list-item>
          <text:p text:style-name="P9">Provided administrative support to Camp Director</text:p>
        </text:list-item>
        <text:list-item>
          <text:p text:style-name="P9">Refilled inventory in the kitchen when necessary</text:p>
        </text:list-item>
        <text:list-item>
          <text:p text:style-name="P10"><text:span text:style-name="Default_20_Paragraph_20_Font"><text:span text:style-name="T5">Maintained cleanliness in the kitchen and dining hall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Nimbus Mono PS" svg:font-family="'Nimbus Mono PS'" style:font-pitch="fixed"/>
    <style:font-face style:name="Roboto Mono" svg:font-family="'Roboto Mono'" style:font-pitch="fixed"/>
    <style:font-face style:name="Source Code Pro" svg:font-family="'Source Code Pro'" style:font-pitch="fixed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Noto Sans Mono" svg:font-family="'Noto Sans Mono'" style:font-family-generic="swiss" style:font-pitch="fixed"/>
    <style:font-face style:name="C059" svg:font-family="C059" style:font-pitch="variable"/>
    <style:font-face style:name="Nimbus Roman" svg:font-family="'Nimbus Roman'" style:font-pitch="variable"/>
    <style:font-face style:name="P052" svg:font-family="P052" style:font-pitch="variable"/>
    <style:font-face style:name="Roboto Condensed" svg:font-family="'Roboto Condensed'" style:font-pitch="variable"/>
    <style:font-face style:name="URW Bookman" svg:font-family="'URW Bookman'" style:font-pitch="variable"/>
    <style:font-face style:name="Z003" svg:font-family="Z003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oto Serif Display" svg:font-family="'Noto Serif Display'" style:font-family-generic="roman" style:font-pitch="variable"/>
    <style:font-face style:name="Noto Serif Thin" svg:font-family="'Noto Serif Thi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Open Sans Condensed" svg:font-family="'Open Sans Condensed'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line-height="105%"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  <dc:title/>
    <dc:description/>
    <dc:subject/>
    <meta:initial-creator>Skyler MacDougall</meta:initial-creator>
    <meta:creation-date>2020-01-07T22:46:00Z</meta:creation-date>
    <dc:date>2020-08-25T23:50:04.080325675</dc:date>
    <meta:editing-cycles>15</meta:editing-cycles>
    <meta:editing-duration>PT2H16M36S</meta:editing-duration>
    <meta:document-statistic meta:table-count="0" meta:image-count="0" meta:object-count="0" meta:page-count="1" meta:paragraph-count="31" meta:word-count="223" meta:character-count="1709" meta:non-whitespace-character-count="1495"/>
    <meta:template xlink:type="simple" xlink:actuate="onRequest" xlink:title="" xlink:href="Normal.dotm"/>
  </office:meta>
</office:document-meta>
</file>